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imSun1" svg:font-family="SimSun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pitch="variable"/>
    <style:font-face style:name="微软雅黑2" svg:font-family="微软雅黑" style:font-family-generic="swiss" style:font-pitch="variable"/>
    <style:font-face style:name="新宋体" svg:font-family="新宋体" style:font-family-generic="system" style:font-pitch="variable"/>
    <style:font-face style:name="黑体" svg:font-family="黑体"/>
    <style:font-face style:name="黑体1" svg:font-family="黑体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 loext:decorative="false"/>
    </style:style>
    <style:style style:name="gr3" style:family="graphic" style:parent-style-name="standard">
      <style:graphic-properties draw:stroke="none" draw:fill="none" draw:textarea-vertical-align="middle" fo:min-height="0.596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216cm" fo:min-width="4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216cm" fo:min-width="1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216cm" fo:min-width="1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966cm" fo:min-width="53.966cm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color="#000000" draw:marker-end="线条箭头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线条箭头_20_6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线条箭头_20_8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线条箭头_20_9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线条箭头_20_10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线条箭头_20_11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线条箭头_20_12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线条箭头_20_1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width="0.035cm" svg:stroke-color="#000000" draw:marker-start-width="0.252cm" draw:marker-end="线条箭头_20_15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线条箭头_20_27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color="#000000" draw:marker-end="线条箭头_20_19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1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.52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1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0.99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8cm" loext:decorative="false"/>
      <style:paragraph-properties style:writing-mode="lr-tb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cm" fo:min-width="1.5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16cm" fo:min-width="4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16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线条箭头_20_34" draw:marker-end-width="0.3cm" draw:fill="none" draw:textarea-vertical-align="middle" loext:decorative="false"/>
    </style:style>
    <style:style style:name="gr32" style:family="graphic" style:parent-style-name="objectwithoutfill">
      <style:graphic-properties svg:stroke-width="0.035cm" svg:stroke-color="#000000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width="0.035cm" svg:stroke-color="#000000" draw:marker-start="线条箭头_20_42" draw:marker-start-width="0.352cm" draw:marker-end-width="0.252cm" draw:textarea-vertical-align="middle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2.216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width="0.035cm" svg:stroke-color="#000000" draw:marker-start-width="0.252cm" draw:marker-end="线条箭头_20_43" draw:marker-end-width="0.3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2.216cm" fo:min-width="4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end="线条箭头_20_50" draw:marker-end-width="0.3cm" draw:fill="none" draw:textarea-vertical-align="middle" loext:decorative="false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983cm" loext:decorative="false"/>
      <style:paragraph-properties style:writing-mode="lr-tb"/>
    </style:style>
    <style:style style:name="P1" style:family="paragraph">
      <loext:graphic-properties draw:fill="none"/>
      <style:text-properties style:font-name="Amiri" fo:font-size="14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miri" fo:font-size="14pt"/>
    </style:style>
    <style:style style:name="P4" style:family="paragraph">
      <style:paragraph-properties fo:text-align="center"/>
      <style:text-properties style:font-name="Amiri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Amiri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Amiri"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9" style:family="paragraph">
      <style:paragraph-properties fo:text-align="center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style:font-name="Amiri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Amiri" fo:font-size="14pt" style:font-size-asian="14pt" style:font-size-complex="14pt"/>
    </style:style>
    <style:style style:name="P15" style:family="paragraph">
      <style:paragraph-properties fo:text-align="center"/>
      <style:text-properties style:font-name="Arial"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17" style:family="paragraph">
      <style:paragraph-properties fo:text-align="center"/>
      <style:text-properties style:font-name="Arial" fo:font-size="14pt" style:font-name-asian="Arial" style:font-size-asian="14pt" style:font-size-complex="14pt"/>
    </style:style>
    <style:style style:name="P18" style:family="paragraph">
      <loext:graphic-properties draw:fill="none"/>
      <style:paragraph-properties fo:text-align="center" style:writing-mode="lr-tb"/>
      <style:text-properties style:font-name="Arial" fo:font-size="14pt" style:font-name-asian="Arial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Amiri" fo:font-size="14pt" style:font-name-asian="Amiri" style:font-size-asian="14pt" style:font-size-complex="14pt"/>
    </style:style>
    <style:style style:name="P21" style:family="paragraph">
      <loext:graphic-properties draw:fill="none" draw:fill-color="#729fcf"/>
      <style:paragraph-properties fo:text-align="center" style:writing-mode="lr-tb"/>
      <style:text-properties style:font-name="Amiri" fo:font-size="14pt" style:font-name-asian="Amiri" style:font-size-asian="14pt" style:font-size-complex="14pt"/>
    </style:style>
    <style:style style:name="P22" style:family="paragraph">
      <style:paragraph-properties fo:text-align="center"/>
      <style:text-properties style:font-name="Arial" fo:font-size="14pt" style:letter-kerning="true" style:font-name-asian="Arial" style:font-size-asian="14pt" style:font-name-complex="Arial1" style:font-size-complex="14pt"/>
    </style:style>
    <style:style style:name="P23" style:family="paragraph">
      <loext:graphic-properties draw:fill="none"/>
      <style:paragraph-properties fo:text-align="center" style:writing-mode="lr-tb"/>
      <style:text-properties style:font-name="Arial" fo:font-size="14pt" style:letter-kerning="true" style:font-name-asian="Arial" style:font-size-asian="14pt" style:font-name-complex="Arial1" style:font-size-complex="14pt"/>
    </style:style>
    <style:style style:name="P24" style:family="paragraph">
      <loext:graphic-properties draw:fill="none" draw:fill-color="#ffffff"/>
      <style:text-properties style:font-name="Amiri" fo:font-size="14pt" style:font-name-asian="Amiri" style:font-size-asian="14pt" style:font-size-complex="14pt"/>
    </style:style>
    <style:style style:name="T1" style:family="text">
      <style:text-properties fo:color="#5b9bd5" loext:opacity="100%" style:font-name="SimSun1" fo:font-size="14pt" style:font-name-asian="SimSun1" style:font-size-asian="14pt" style:font-name-complex="SimSun1" style:font-size-complex="14pt"/>
    </style:style>
    <style:style style:name="T2" style:family="text">
      <style:text-properties style:font-name="Amiri" fo:font-size="14pt" style:font-size-asian="14pt" style:font-size-complex="14pt"/>
    </style:style>
    <style:style style:name="T3" style:family="text">
      <style:text-properties style:font-name="黑体" fo:font-size="14pt" style:font-name-asian="黑体" style:font-size-asian="14pt" style:font-name-complex="黑体" style:font-size-complex="14pt"/>
    </style:style>
    <style:style style:name="T4" style:family="text">
      <style:text-properties style:font-name="Amiri" fo:font-size="14pt" style:font-name-asian="黑体" style:font-size-asian="14pt" style:font-name-complex="黑体" style:font-size-complex="14pt"/>
    </style:style>
    <style:style style:name="T5" style:family="text"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style:font-name-asian="Arial" style:font-size-asian="14pt" style:font-size-complex="14pt"/>
    </style:style>
    <style:style style:name="T8" style:family="text">
      <style:text-properties style:font-name="Amiri" fo:font-size="14pt" style:font-name-asian="Amiri" style:font-size-asian="14pt" style:font-size-complex="14pt"/>
    </style:style>
    <style:style style:name="T9" style:family="text">
      <style:text-properties style:font-name="Arial" fo:font-size="14pt" style:letter-kerning="true" style:font-name-asian="Arial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 draw:style-name="gr1">
          <draw:path draw:style-name="gr2" draw:text-style-name="P1" draw:layer="layout" svg:width="0.255cm" svg:height="0.85cm" svg:x="21.25cm" svg:y="13.149cm" svg:viewBox="0 0 256 851" svg:d="M127 0v851M127 255l-127-255M256 0l-129 255">
            <text:p/>
          </draw:path>
          <draw:frame draw:style-name="gr3" draw:text-style-name="P3" draw:layer="layout" svg:width="1.835cm" svg:height="0.666cm" svg:x="21.505cm" svg:y="13.241cm">
            <draw:text-box>
              <text:p text:style-name="P2"><text:span text:style-name="T1">110-800</text:span></text:p>
            </draw:text-box>
          </draw:frame>
        </draw:g>
        <draw:custom-shape draw:style-name="gr4" draw:text-style-name="P5" xml:id="id17" draw:id="id17" draw:layer="layout" svg:width="5cm" svg:height="2.5cm" svg:x="21.25cm" svg:y="22.25cm">
          <text:p text:style-name="P4"><text:span text:style-name="T2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8" draw:id="id18" draw:layer="layout" svg:width="5cm" svg:height="2.5cm" svg:x="21.25cm" svg:y="17.25cm">
          <text:p text:style-name="P4"><text:span text:style-name="T2">模拟前端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1.474cm" svg:y1="14cm" svg:x2="23.75cm" svg:y2="15.25cm">
          <text:p/>
        </draw:line>
        <draw:custom-shape draw:style-name="gr4" draw:text-style-name="P5" xml:id="id11" draw:id="id11" draw:layer="layout" svg:width="5cm" svg:height="2.5cm" svg:x="21.25cm" svg:y="27.5cm">
          <text:p text:style-name="P4"><text:span text:style-name="T2">DDC0 </text:span><text:span text:style-name="T3">↓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2" draw:id="id12" draw:layer="layout" svg:width="2.5cm" svg:height="8.5cm" svg:x="27.5cm" svg:y="24.5cm">
          <text:p text:style-name="P7"><text:span text:style-name="T5">JESD204B_TX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2.5cm" svg:height="8.5cm" svg:x="32cm" svg:y="24.5cm">
          <text:p text:style-name="P9"><text:span text:style-name="T5">JESD204B_RX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4.5cm" svg:height="18.25cm" svg:x="32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5cm" svg:height="2.5cm" svg:x="37.25cm" svg:y="23.25cm">
          <text:p text:style-name="P4"><text:span text:style-name="T2">预处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cm" svg:height="2.5cm" svg:x="43.947cm" svg:y="23.25cm">
          <text:p text:style-name="P4"><text:span text:style-name="T2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5cm" svg:height="2.5cm" svg:x="50.643cm" svg:y="23.25cm">
          <text:p text:style-name="P4"><text:span text:style-name="T2">频谱测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6" draw:id="id6" draw:layer="layout" svg:width="5cm" svg:height="2.5cm" svg:x="57.25cm" svg:y="23.25cm">
          <text:p text:style-name="P4"><text:span text:style-name="T2">PACK_H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5cm" svg:height="2.5cm" svg:x="37.25cm" svg:y="31.5cm">
          <text:p text:style-name="P4"><text:span text:style-name="T2">DD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5cm" svg:height="2.5cm" svg:x="43.947cm" svg:y="31.5cm">
          <text:p text:style-name="P4"><text:span text:style-name="T2">A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8" draw:id="id8" draw:layer="layout" svg:width="5cm" svg:height="2.5cm" svg:x="50.643cm" svg:y="31.5cm">
          <text:p text:style-name="P4"><text:span text:style-name="T2">DE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9" draw:id="id9" draw:layer="layout" svg:width="5cm" svg:height="2.5cm" svg:x="57.25cm" svg:y="31.5cm">
          <text:p text:style-name="P4"><text:span text:style-name="T2">R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0" draw:id="id10" draw:layer="layout" svg:width="5cm" svg:height="2.5cm" svg:x="63.894cm" svg:y="31.5cm">
          <text:p text:style-name="P4"><text:span text:style-name="T2">PACK_H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line-skew="-0.375cm" svg:x1="34.5cm" svg:y1="28.75cm" svg:x2="37.25cm" svg:y2="24.5cm" draw:start-shape="id1" draw:start-glue-point="1" draw:end-shape="id2" draw:end-glue-point="3" svg:d="M34500 28750h1000v-4250h1750" svg:viewBox="0 0 2751 4251">
          <text:p/>
        </draw:connector>
        <draw:connector draw:style-name="gr10" draw:text-style-name="P6" draw:layer="layout" draw:line-skew="-0.375cm" svg:x1="34.5cm" svg:y1="28.75cm" svg:x2="37.25cm" svg:y2="32.75cm" draw:start-shape="id1" draw:start-glue-point="1" draw:end-shape="id3" draw:end-glue-point="3" svg:d="M34500 28750h1000v4000h1750" svg:viewBox="0 0 2751 4001">
          <text:p/>
        </draw:connector>
        <draw:connector draw:style-name="gr11" draw:text-style-name="P6" draw:layer="layout" draw:type="line" svg:x1="48.947cm" svg:y1="24.5cm" svg:x2="50.643cm" svg:y2="24.5cm" draw:start-shape="id4" draw:start-glue-point="1" draw:end-shape="id5" draw:end-glue-point="3" svg:d="M48947 24500h1696" svg:viewBox="0 0 1697 1">
          <text:p/>
        </draw:connector>
        <draw:connector draw:style-name="gr12" draw:text-style-name="P6" draw:layer="layout" draw:type="line" svg:x1="55.643cm" svg:y1="24.5cm" svg:x2="57.25cm" svg:y2="24.5cm" draw:start-shape="id5" draw:start-glue-point="1" draw:end-shape="id6" draw:end-glue-point="3" svg:d="M55643 24500h1607" svg:viewBox="0 0 1608 1">
          <text:p/>
        </draw:connector>
        <draw:connector draw:style-name="gr13" draw:text-style-name="P6" draw:layer="layout" draw:type="line" svg:x1="42.25cm" svg:y1="32.75cm" svg:x2="43.947cm" svg:y2="32.75cm" draw:start-shape="id3" draw:start-glue-point="1" draw:end-shape="id7" draw:end-glue-point="3" svg:d="M42250 32750h1697" svg:viewBox="0 0 1698 1">
          <text:p/>
        </draw:connector>
        <draw:connector draw:style-name="gr14" draw:text-style-name="P6" draw:layer="layout" draw:type="line" svg:x1="48.947cm" svg:y1="32.75cm" svg:x2="50.643cm" svg:y2="32.75cm" draw:start-shape="id7" draw:start-glue-point="1" draw:end-shape="id8" draw:end-glue-point="3" svg:d="M48947 32750h1696" svg:viewBox="0 0 1697 1">
          <text:p/>
        </draw:connector>
        <draw:connector draw:style-name="gr15" draw:text-style-name="P6" draw:layer="layout" draw:type="line" svg:x1="55.643cm" svg:y1="32.75cm" svg:x2="57.25cm" svg:y2="32.75cm" draw:start-shape="id8" draw:start-glue-point="1" draw:end-shape="id9" draw:end-glue-point="3" svg:d="M55643 32750h1607" svg:viewBox="0 0 1608 1">
          <text:p/>
        </draw:connector>
        <draw:connector draw:style-name="gr16" draw:text-style-name="P6" draw:layer="layout" draw:type="line" svg:x1="62.25cm" svg:y1="32.75cm" svg:x2="63.894cm" svg:y2="32.75cm" draw:start-shape="id9" draw:start-glue-point="1" draw:end-shape="id10" draw:end-glue-point="3" svg:d="M62250 32750h1644" svg:viewBox="0 0 1645 1">
          <text:p/>
        </draw:connector>
        <draw:connector draw:style-name="gr17" draw:text-style-name="P12" draw:layer="layout" svg:x1="26.25cm" svg:y1="28.75cm" svg:x2="27.5cm" svg:y2="28.75cm" draw:start-shape="id11" draw:start-glue-point="1" draw:end-shape="id12" draw:end-glue-point="3" svg:d="M26250 28750h1250" svg:viewBox="0 0 1251 1">
          <text:p/>
        </draw:connector>
        <draw:connector draw:style-name="gr18" draw:text-style-name="P12" draw:layer="layout" svg:x1="30cm" svg:y1="28.75cm" svg:x2="32cm" svg:y2="28.75cm" draw:start-shape="id12" draw:start-glue-point="1" draw:end-shape="id1" draw:end-glue-point="3" svg:d="M30000 28750h2000" svg:viewBox="0 0 2001 1">
          <text:p/>
        </draw:connector>
        <draw:connector draw:style-name="gr19" draw:text-style-name="P12" draw:layer="layout" svg:x1="42.25cm" svg:y1="24.5cm" svg:x2="43.947cm" svg:y2="24.5cm" draw:start-shape="id2" draw:start-glue-point="1" draw:end-shape="id4" draw:end-glue-point="3" svg:d="M42250 24500h1697" svg:viewBox="0 0 1698 1">
          <text:p/>
        </draw:connector>
        <draw:line draw:style-name="gr20" draw:text-style-name="P12" draw:layer="layout" svg:x1="26.65cm" svg:y1="28.5cm" svg:x2="26.9cm" svg:y2="29cm">
          <text:p/>
        </draw:line>
        <draw:line draw:style-name="gr21" draw:text-style-name="P12" draw:layer="layout" svg:x1="30.75cm" svg:y1="28.5cm" svg:x2="31cm" svg:y2="29cm">
          <text:p/>
        </draw:line>
        <draw:line draw:style-name="gr21" draw:text-style-name="P12" draw:layer="layout" svg:x1="35cm" svg:y1="28.5cm" svg:x2="35.25cm" svg:y2="29cm">
          <text:p/>
        </draw:line>
        <draw:line draw:style-name="gr20" draw:text-style-name="P12" draw:layer="layout" svg:x1="42.75cm" svg:y1="24.25cm" svg:x2="43cm" svg:y2="24.75cm">
          <text:p/>
        </draw:line>
        <draw:line draw:style-name="gr20" draw:text-style-name="P12" draw:layer="layout" svg:x1="42.75cm" svg:y1="32.5cm" svg:x2="43cm" svg:y2="33cm">
          <text:p/>
        </draw:line>
        <draw:line draw:style-name="gr20" draw:text-style-name="P12" draw:layer="layout" svg:x1="49.5cm" svg:y1="24.25cm" svg:x2="49.75cm" svg:y2="24.75cm">
          <text:p/>
        </draw:line>
        <draw:line draw:style-name="gr20" draw:text-style-name="P12" draw:layer="layout" svg:x1="56.25cm" svg:y1="24.25cm" svg:x2="56.5cm" svg:y2="24.75cm">
          <text:p/>
        </draw:line>
        <draw:line draw:style-name="gr20" draw:text-style-name="P12" draw:layer="layout" svg:x1="49.5cm" svg:y1="24.25cm" svg:x2="49.75cm" svg:y2="24.75cm">
          <text:p/>
        </draw:line>
        <draw:line draw:style-name="gr20" draw:text-style-name="P12" draw:layer="layout" svg:x1="49.5cm" svg:y1="32.5cm" svg:x2="49.75cm" svg:y2="33cm">
          <text:p/>
        </draw:line>
        <draw:line draw:style-name="gr20" draw:text-style-name="P12" draw:layer="layout" svg:x1="56.25cm" svg:y1="32.5cm" svg:x2="56.5cm" svg:y2="33cm">
          <text:p/>
        </draw:line>
        <draw:line draw:style-name="gr20" draw:text-style-name="P12" draw:layer="layout" svg:x1="62.75cm" svg:y1="32.5cm" svg:x2="63cm" svg:y2="33cm">
          <text:p/>
        </draw:line>
        <draw:frame draw:style-name="gr22" draw:text-style-name="P13" draw:layer="layout" svg:width="4.909cm" svg:height="1.611cm" svg:x="36cm" svg:y="28cm">
          <draw:text-box>
            <text:p><text:span text:style-name="T6">204.8Msps 160MHz</text:span></text:p>
            <text:p><text:span text:style-name="T6">16bit I + 16bit Q</text:span></text:p>
          </draw:text-box>
        </draw:frame>
        <draw:frame draw:style-name="gr23" draw:text-style-name="P14" draw:layer="layout" svg:width="1.027cm" svg:height="1.123cm" svg:x="34.723cm" svg:y="28.75cm">
          <draw:text-box>
            <text:p><text:span text:style-name="T2">32</text:span></text:p>
          </draw:text-box>
        </draw:frame>
        <draw:frame draw:style-name="gr24" draw:text-style-name="P14" draw:layer="layout" svg:width="4.63cm" svg:height="1.995cm" svg:x="19.12cm" svg:y="25cm">
          <draw:text-box>
            <text:p><text:span text:style-name="T2">819.2Msps 160MHz</text:span></text:p>
            <text:p><text:span text:style-name="T2"><text:s text:c="10"/></text:span><text:span text:style-name="T2">14bit</text:span></text:p>
          </draw:text-box>
        </draw:frame>
        <draw:frame draw:style-name="gr25" draw:text-style-name="P14" draw:layer="layout" svg:width="1.027cm" svg:height="1.123cm" svg:x="23.723cm" svg:y="25.5cm">
          <draw:text-box>
            <text:p><text:span text:style-name="T2">14</text:span></text:p>
          </draw:text-box>
        </draw:frame>
        <draw:frame draw:style-name="gr25" draw:text-style-name="P14" draw:layer="layout" svg:width="1.027cm" svg:height="1.123cm" svg:x="26.25cm" svg:y="28.877cm">
          <draw:text-box>
            <text:p><text:span text:style-name="T2">16</text:span></text:p>
          </draw:text-box>
        </draw:frame>
        <draw:frame draw:style-name="gr24" draw:text-style-name="P14" draw:layer="layout" svg:width="4.63cm" svg:height="1.995cm" svg:x="24.62cm" svg:y="26.505cm">
          <draw:text-box>
            <text:p><text:span text:style-name="T2">204.8Msps 160MHz</text:span></text:p>
            <text:p><text:span text:style-name="T2"><text:s text:c="10"/></text:span><text:span text:style-name="T2">16bit</text:span></text:p>
          </draw:text-box>
        </draw:frame>
        <draw:frame draw:style-name="gr26" draw:text-style-name="P14" draw:layer="layout" svg:width="1.493cm" svg:height="1.563cm" svg:x="30.25cm" svg:y="28.937cm">
          <draw:text-box>
            <text:p><text:span text:style-name="T2">串行</text:span></text:p>
            <text:p><text:span text:style-name="T2">传输</text:span></text:p>
          </draw:text-box>
        </draw:frame>
        <draw:custom-shape draw:style-name="gr4" draw:text-style-name="P5" xml:id="id13" draw:id="id13" draw:layer="layout" svg:width="5cm" svg:height="2.5cm" svg:x="70.75cm" svg:y="23.25cm">
          <text:p text:style-name="P4"><text:span text:style-name="T2">宽带</text:span></text:p>
          <text:p text:style-name="P4"><text:span text:style-name="T2">组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5" draw:id="id15" draw:layer="layout" svg:width="5cm" svg:height="2.5cm" svg:x="70.75cm" svg:y="31.5cm">
          <text:p text:style-name="P4"><text:span text:style-name="T2">窄带</text:span></text:p>
          <text:p text:style-name="P4"><text:span text:style-name="T2">组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5cm" svg:height="2.5cm" svg:x="78.5cm" svg:y="23.25cm">
          <text:p text:style-name="P4"><text:span text:style-name="T2">AXI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6" draw:id="id16" draw:layer="layout" svg:width="5cm" svg:height="2.5cm" svg:x="78.5cm" svg:y="31.5cm">
          <text:p text:style-name="P4"><text:span text:style-name="T2">AXI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svg:x1="62.25cm" svg:y1="24.5cm" svg:x2="70.75cm" svg:y2="24.5cm" draw:start-shape="id6" draw:start-glue-point="1" draw:end-shape="id13" draw:end-glue-point="3" svg:d="M62250 24500h8500" svg:viewBox="0 0 8501 1">
          <text:p/>
        </draw:connector>
        <draw:connector draw:style-name="gr12" draw:text-style-name="P6" draw:layer="layout" svg:x1="75.75cm" svg:y1="24.5cm" svg:x2="78.5cm" svg:y2="24.5cm" draw:start-shape="id13" draw:start-glue-point="1" draw:end-shape="id14" draw:end-glue-point="3" svg:d="M75750 24500h2750" svg:viewBox="0 0 2751 1">
          <text:p/>
        </draw:connector>
        <draw:connector draw:style-name="gr12" draw:text-style-name="P6" draw:layer="layout" svg:x1="68.894cm" svg:y1="32.75cm" svg:x2="70.75cm" svg:y2="32.75cm" draw:start-shape="id10" draw:start-glue-point="1" draw:end-shape="id15" draw:end-glue-point="3" svg:d="M68894 32750h1856" svg:viewBox="0 0 1857 1">
          <text:p/>
        </draw:connector>
        <draw:connector draw:style-name="gr12" draw:text-style-name="P6" draw:layer="layout" svg:x1="75.75cm" svg:y1="32.75cm" svg:x2="78.5cm" svg:y2="32.75cm" draw:start-shape="id15" draw:start-glue-point="1" draw:end-shape="id16" draw:end-glue-point="3" svg:d="M75750 32750h2750" svg:viewBox="0 0 2751 1">
          <text:p/>
        </draw:connector>
        <draw:line draw:style-name="gr20" draw:text-style-name="P12" draw:layer="layout" svg:x1="56.25cm" svg:y1="24.25cm" svg:x2="56.5cm" svg:y2="24.75cm">
          <text:p/>
        </draw:line>
        <draw:line draw:style-name="gr20" draw:text-style-name="P12" draw:layer="layout" svg:x1="66.25cm" svg:y1="24.25cm" svg:x2="66.5cm" svg:y2="24.75cm">
          <text:p/>
        </draw:line>
        <draw:line draw:style-name="gr20" draw:text-style-name="P12" draw:layer="layout" svg:x1="66.25cm" svg:y1="24.25cm" svg:x2="66.5cm" svg:y2="24.75cm">
          <text:p/>
        </draw:line>
        <draw:line draw:style-name="gr20" draw:text-style-name="P12" draw:layer="layout" svg:x1="77cm" svg:y1="24.25cm" svg:x2="77.25cm" svg:y2="24.75cm">
          <text:p/>
        </draw:line>
        <draw:line draw:style-name="gr20" draw:text-style-name="P12" draw:layer="layout" svg:x1="77cm" svg:y1="32.5cm" svg:x2="77.25cm" svg:y2="33cm">
          <text:p/>
        </draw:line>
        <draw:line draw:style-name="gr20" draw:text-style-name="P12" draw:layer="layout" svg:x1="69.75cm" svg:y1="32.5cm" svg:x2="70cm" svg:y2="33cm">
          <text:p/>
        </draw:line>
        <draw:frame draw:style-name="gr23" draw:text-style-name="P14" draw:layer="layout" svg:width="1.027cm" svg:height="1.123cm" svg:x="65.873cm" svg:y="24.477cm">
          <draw:text-box>
            <text:p><text:span text:style-name="T2">16</text:span></text:p>
          </draw:text-box>
        </draw:frame>
        <draw:frame draw:style-name="gr27" draw:text-style-name="P14" draw:layer="layout" svg:width="3.88cm" svg:height="1.123cm" svg:x="64.5cm" svg:y="22.877cm">
          <draw:text-box>
            <text:p><text:span text:style-name="T2">204.8Msps 16bit</text:span></text:p>
          </draw:text-box>
        </draw:frame>
        <draw:custom-shape draw:style-name="gr8" draw:text-style-name="P11" draw:layer="layout" svg:width="54.5cm" svg:height="13cm" svg:x="32cm" svg:y="6cm">
          <text:p/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75cm" svg:y1="24.75cm" svg:x2="23.75cm" svg:y2="27.5cm" draw:start-shape="id17" draw:start-glue-point="2" draw:end-shape="id11" draw:end-glue-point="0" svg:d="M23750 24750v2750" svg:viewBox="0 0 1 2751">
          <text:p/>
        </draw:connector>
        <draw:line draw:style-name="gr21" draw:text-style-name="P12" draw:layer="layout" svg:x1="23.65cm" svg:y1="25.7cm" svg:x2="23.9cm" svg:y2="26.2cm">
          <text:p/>
        </draw:line>
        <draw:connector draw:style-name="gr18" draw:text-style-name="P12" draw:layer="layout" svg:x1="23.75cm" svg:y1="19.75cm" svg:x2="23.75cm" svg:y2="22.25cm" draw:start-shape="id18" draw:start-glue-point="2" draw:end-shape="id17" draw:end-glue-point="0" svg:d="M23750 19750v2500" svg:viewBox="0 0 1 2501">
          <text:p/>
        </draw:connector>
        <draw:line draw:style-name="gr21" draw:text-style-name="P12" draw:layer="layout" svg:x1="23.6cm" svg:y1="20.6cm" svg:x2="23.85cm" svg:y2="21.1cm">
          <text:p/>
        </draw:line>
        <draw:line draw:style-name="gr18" draw:text-style-name="P12" draw:layer="layout" svg:x1="23.75cm" svg:y1="15.25cm" svg:x2="23.75cm" svg:y2="17.25cm">
          <text:p/>
        </draw:line>
        <draw:line draw:style-name="gr20" draw:text-style-name="P12" draw:layer="layout" svg:x1="26.65cm" svg:y1="28.5cm" svg:x2="26.9cm" svg:y2="29cm">
          <text:p/>
        </draw:line>
        <draw:line draw:style-name="gr21" draw:text-style-name="P12" draw:layer="layout" svg:x1="26.65cm" svg:y1="28.5cm" svg:x2="26.9cm" svg:y2="29cm">
          <text:p/>
        </draw:line>
        <draw:custom-shape draw:style-name="gr28" draw:text-style-name="P16" xml:id="id19" draw:id="id19" draw:layer="layout" svg:width="2cm" svg:height="17.25cm" svg:x="84.25cm" svg:y="20cm">
          <text:p text:style-name="P15"><text:span text:style-name="T6">AXI-FULL</text:span></text:p>
          <text:p text:style-name="P15"><text:span text:style-name="T6">Master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20" draw:id="id20" draw:layer="layout" svg:width="2cm" svg:height="2.5cm" svg:x="84.25cm" svg:y="16.25cm">
          <text:p text:style-name="P4"><text:span text:style-name="T2">AXI-FULL</text:span></text:p>
          <text:p text:style-name="P4"><text:span text:style-name="T2">Salv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21" draw:id="id21" draw:layer="layout" svg:width="2cm" svg:height="2.5cm" svg:x="84.25cm" svg:y="11.75cm">
          <text:p text:style-name="P17"><text:span text:style-name="T7">网络接口</text:span><text:span text:style-name="T7">0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83.5cm" svg:y1="24.5cm" svg:x2="84.25cm" svg:y2="24.5cm">
          <text:p/>
        </draw:line>
        <draw:line draw:style-name="gr31" draw:text-style-name="P12" draw:layer="layout" svg:x1="83.5cm" svg:y1="32.75cm" svg:x2="84.25cm" svg:y2="32.75cm">
          <text:p/>
        </draw:line>
        <draw:connector draw:style-name="gr32" draw:text-style-name="P12" draw:layer="layout" svg:x1="85.25cm" svg:y1="20cm" svg:x2="85.25cm" svg:y2="18.75cm" draw:start-shape="id19" draw:start-glue-point="0" draw:end-shape="id20" draw:end-glue-point="2" svg:d="M85250 20000v-1250" svg:viewBox="0 0 1 1251">
          <text:p/>
        </draw:connector>
        <draw:custom-shape draw:style-name="gr30" draw:text-style-name="P18" xml:id="id22" draw:id="id22" draw:layer="layout" svg:width="2cm" svg:height="2.5cm" svg:x="84.25cm" svg:y="7.25cm">
          <text:p text:style-name="P17"><text:span text:style-name="T7">网络接口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9" draw:layer="layout" svg:x1="86.25cm" svg:y1="8.5cm" svg:x2="89cm" svg:y2="8.5cm">
          <text:p/>
        </draw:line>
        <draw:custom-shape draw:style-name="gr34" draw:text-style-name="P21" xml:id="id23" draw:id="id23" draw:layer="layout" svg:width="4.75cm" svg:height="2.5cm" svg:x="77.75cm" svg:y="7.25cm">
          <text:p text:style-name="P20"><text:span text:style-name="T8">用户数据解析</text:span></text:p>
          <draw:enhanced-geometry svg:viewBox="0 0 21600 21600" draw:type="rectangle" draw:enhanced-path="M 0 0 L 21600 0 21600 21600 0 21600 0 0 Z N"/>
        </draw:custom-shape>
        <draw:connector draw:style-name="gr35" draw:text-style-name="P12" draw:layer="layout" svg:x1="85.25cm" svg:y1="16.25cm" svg:x2="85.25cm" svg:y2="14.25cm" draw:start-shape="id20" draw:start-glue-point="0" draw:end-shape="id21" draw:end-glue-point="2" svg:d="M85250 16250v-2000" svg:viewBox="0 0 1 2001">
          <text:p/>
        </draw:connector>
        <draw:connector draw:style-name="gr12" draw:text-style-name="P6" draw:layer="layout" svg:x1="84.25cm" svg:y1="8.5cm" svg:x2="82.5cm" svg:y2="8.5cm" draw:start-shape="id22" draw:start-glue-point="3" draw:end-shape="id23" draw:end-glue-point="1" svg:d="M84250 8500h-1750" svg:viewBox="0 0 1751 1">
          <text:p/>
        </draw:connector>
        <draw:custom-shape draw:style-name="gr36" draw:text-style-name="P21" xml:id="id24" draw:id="id24" draw:layer="layout" svg:width="4.75cm" svg:height="2.5cm" svg:x="71cm" svg:y="7.25cm">
          <text:p text:style-name="P20"><text:span text:style-name="T8">用户配置</text:span></text:p>
          <text:p text:style-name="P20"><text:span text:style-name="T8">命令下发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5" draw:id="id25" draw:layer="layout" svg:width="44.5cm" svg:height="2.5cm" svg:x="36.25cm" svg:y="15.75cm">
          <text:p text:style-name="P4"><text:span text:style-name="T5">AXI-Lite Master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77.75cm" svg:y1="8.5cm" svg:x2="75.75cm" svg:y2="8.5cm" draw:start-shape="id23" draw:start-glue-point="3" draw:end-shape="id24" draw:end-glue-point="1" svg:d="M77750 8500h-2000" svg:viewBox="0 0 2001 1">
          <text:p/>
        </draw:connector>
        <draw:connector draw:style-name="gr12" draw:text-style-name="P6" draw:layer="layout" draw:type="line" svg:x1="86.25cm" svg:y1="13cm" svg:x2="89.011cm" svg:y2="13.034cm" draw:start-shape="id21" draw:start-glue-point="1" svg:d="M86250 13000l2761 34" svg:viewBox="0 0 2762 35">
          <text:p/>
        </draw:connector>
        <draw:connector draw:style-name="gr37" draw:text-style-name="P12" draw:layer="layout" svg:x1="58.5cm" svg:y1="18.25cm" svg:x2="46.447cm" svg:y2="23.25cm" draw:start-shape="id25" draw:start-glue-point="2" draw:end-shape="id4" draw:end-glue-point="0" svg:d="M58500 18250v2500h-12053v2500" svg:viewBox="0 0 12054 5001">
          <text:p/>
        </draw:connector>
        <draw:connector draw:style-name="gr12" draw:text-style-name="P6" draw:layer="layout" svg:x1="71cm" svg:y1="8.5cm" svg:x2="58.5cm" svg:y2="15.75cm" draw:start-shape="id24" draw:start-glue-point="3" draw:end-shape="id25" draw:end-glue-point="0" svg:d="M71000 8500h-12500v7250" svg:viewBox="0 0 12501 7251">
          <text:p/>
        </draw:connector>
        <draw:custom-shape draw:style-name="gr38" draw:text-style-name="P23" xml:id="id26" draw:id="id26" draw:layer="layout" svg:width="2.75cm" svg:height="3.5cm" svg:x="32.5cm" svg:y="6.25cm">
          <text:p text:style-name="P22"><text:span text:style-name="T9">ADC</text:span><text:span text:style-name="T9">初始化配置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27" draw:id="id27" draw:layer="layout" svg:width="2.75cm" svg:height="3.5cm" svg:x="32.5cm" svg:y="10.75cm">
          <text:p text:style-name="P22"><text:span text:style-name="T9">JESD204B</text:span><text:span text:style-name="T9">初始化配置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-1.375cm" svg:x1="32.5cm" svg:y1="8cm" svg:x2="26.25cm" svg:y2="23.5cm" draw:start-shape="id26" draw:start-glue-point="3" draw:end-shape="id17" draw:end-glue-point="1" svg:d="M32500 8000h-4500v15500h-1750" svg:viewBox="0 0 6251 15501">
          <text:p/>
        </draw:connector>
        <draw:connector draw:style-name="gr12" draw:text-style-name="P6" draw:layer="layout" svg:x1="32.5cm" svg:y1="12.5cm" svg:x2="28.75cm" svg:y2="24.5cm" draw:start-shape="id27" draw:start-glue-point="3" draw:end-shape="id12" draw:end-glue-point="0" svg:d="M32500 12500h-3750v12000" svg:viewBox="0 0 3751 12001">
          <text:p/>
        </draw:connector>
        <draw:custom-shape draw:style-name="gr40" draw:text-style-name="P23" draw:layer="layout" svg:width="2.75cm" svg:height="3.5cm" svg:x="32.5cm" svg:y="15cm">
          <text:p text:style-name="P22"><text:span text:style-name="T9">时钟芯片初始化配置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2.483cm" svg:height="1.123cm" svg:x="46.5cm" svg:y="21.411cm">
          <draw:text-box>
            <text:p><text:span text:style-name="T8">配置命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imSun1" svg:font-family="SimSun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pitch="variable"/>
    <style:font-face style:name="微软雅黑2" svg:font-family="微软雅黑" style:font-family-generic="swiss" style:font-pitch="variable"/>
    <style:font-face style:name="新宋体" svg:font-family="新宋体" style:font-family-generic="system" style:font-pitch="variable"/>
    <style:font-face style:name="黑体" svg:font-family="黑体"/>
    <style:font-face style:name="黑体1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5" draw:display-name="线条箭头 15" svg:viewBox="0 0 20 20" svg:d="M0 20l10-20 10 20z"/>
    <draw:marker draw:name="线条箭头_20_19" draw:display-name="线条箭头 19" svg:viewBox="0 0 20 20" svg:d="M0 20l10-20 10 20z"/>
    <draw:marker draw:name="线条箭头_20_27" draw:display-name="线条箭头 27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2" draw:display-name="线条箭头 42" svg:viewBox="0 0 20 20" svg:d="M0 20l10-20 10 20z"/>
    <draw:marker draw:name="线条箭头_20_43" draw:display-name="线条箭头 43" svg:viewBox="0 0 20 20" svg:d="M0 20l10-20 10 20z"/>
    <draw:marker draw:name="线条箭头_20_5" draw:display-name="线条箭头 5" svg:viewBox="0 0 20 20" svg:d="M0 20l10-20 10 20z"/>
    <draw:marker draw:name="线条箭头_20_50" draw:display-name="线条箭头 50" svg:viewBox="0 0 20 20" svg:d="M0 20l10-20 10 20z"/>
    <draw:marker draw:name="线条箭头_20_6" draw:display-name="线条箭头 6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4T08:49:11.730000000</meta:creation-date>
    <dc:date>2023-10-05T18:45:00.684000000</dc:date>
    <meta:editing-duration>PT1H20M8S</meta:editing-duration>
    <meta:editing-cycles>4</meta:editing-cycles>
    <meta:generator>LibreOffice/7.6.0.3$Windows_X86_64 LibreOffice_project/69edd8b8ebc41d00b4de3915dc82f8f0fc3b6265</meta:generator>
    <meta:document-statistic meta:object-count="95"/>
  </office:meta>
</office:document-meta>
</file>